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 style:master-page-name="">
      <style:table-properties style:width="17cm" style:page-number="auto" table:align="margins"/>
    </style:style>
    <style:style style:name="Tabel1.A" style:family="table-column">
      <style:table-column-properties style:column-width="1.035cm" style:rel-column-width="587*"/>
    </style:style>
    <style:style style:name="Tabel1.B" style:family="table-column">
      <style:table-column-properties style:column-width="1.863cm" style:rel-column-width="1056*"/>
    </style:style>
    <style:style style:name="Tabel1.C" style:family="table-column">
      <style:table-column-properties style:column-width="14.102cm" style:rel-column-width="799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margin-left="0.092cm" fo:margin-right="3.152cm" fo:text-indent="0cm" style:auto-text-indent="false"/>
      <style:text-properties fo:font-size="6pt" style:font-size-asian="6pt" style:font-size-complex="6pt"/>
    </style:style>
    <style:style style:name="P4" style:family="paragraph" style:parent-style-name="Table_20_Contents">
      <style:text-properties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SGND</text:p>
            <text:p text:style-name="P2">ADKEY</text:p>
            <text:p text:style-name="P2">BUSY</text:p>
            <text:p text:style-name="P3"/>
          </table:table-cell>
          <table:table-cell table:style-name="Tabel1.A1" office:value-type="string">
            <text:p text:style-name="P5">USB</text:p>
          </table:table-cell>
          <table:table-cell table:style-name="Tabel1.C1" office:value-type="string">
            <text:p text:style-name="P4">SPK+</text:p>
            <text:p text:style-name="P4">SPK-</text:p>
            <text:p text:style-name="P4">ADC_l</text:p>
            <text:p text:style-name="P4">ADC_r</text:p>
            <text:p text:style-name="P4">DC_5V</text:p>
            <text:p text:style-name="P4">GND</text:p>
            <text:p text:style-name="P4">TX</text:p>
            <text:p text:style-name="P4">R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ob Baartse</meta:initial-creator>
    <meta:creation-date>2025-04-23T14:58:07.08</meta:creation-date>
    <meta:printed-by>Jacob Baartse</meta:printed-by>
    <meta:print-date>2025-04-23T15:07:52.90</meta:print-date>
    <dc:date>2025-04-23T15:13:38.82</dc:date>
    <dc:creator>Jacob Baartse</dc:creator>
    <meta:editing-duration>PT21S</meta:editing-duration>
    <meta:editing-cycles>2</meta:editing-cycles>
    <meta:generator>OpenOffice/4.1.15$Win32 OpenOffice.org_project/4115m2$Build-9813</meta:generator>
    <meta:document-statistic meta:table-count="1" meta:image-count="0" meta:object-count="0" meta:page-count="1" meta:paragraph-count="17" meta:word-count="17" meta:character-count="51"/>
  </office:meta>
</office:document-meta>
</file>